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963cm" fo:margin-left="-0.48cm" fo:margin-top="0cm" fo:margin-bottom="0cm" table:align="left" style:writing-mode="lr-tb"/>
    </style:style>
    <style:style style:name="Таблица1.A" style:family="table-column">
      <style:table-column-properties style:column-width="2.895cm"/>
    </style:style>
    <style:style style:name="Таблица1.B" style:family="table-column">
      <style:table-column-properties style:column-width="14.0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9.704cm" fo:margin-left="-0.466cm" table:align="left" style:writing-mode="lr-tb"/>
    </style:style>
    <style:style style:name="Table1.A" style:family="table-column">
      <style:table-column-properties style:column-width="1.432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4.792cm"/>
    </style:style>
    <style:style style:name="Table1.D" style:family="table-column">
      <style:table-column-properties style:column-width="7.37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205cm" fo:margin-left="0cm" table:align="left" style:writing-mode="lr-tb"/>
    </style:style>
    <style:style style:name="Table2.A" style:family="table-column">
      <style:table-column-properties style:column-width="3.692cm"/>
    </style:style>
    <style:style style:name="Table2.C" style:family="table-column">
      <style:table-column-properties style:column-width="11.82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C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9.205cm" fo:margin-left="0cm" table:align="left" style:writing-mode="lr-tb"/>
    </style:style>
    <style:style style:name="Таблица2.A" style:family="table-column">
      <style:table-column-properties style:column-width="3.692cm"/>
    </style:style>
    <style:style style:name="Таблица2.C" style:family="table-column">
      <style:table-column-properties style:column-width="11.822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2.C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205cm" fo:margin-left="0cm" table:align="left" style:writing-mode="lr-tb"/>
    </style:style>
    <style:style style:name="Table4.A" style:family="table-column">
      <style:table-column-properties style:column-width="4.106cm"/>
    </style:style>
    <style:style style:name="Table4.B" style:family="table-column">
      <style:table-column-properties style:column-width="6.288cm"/>
    </style:style>
    <style:style style:name="Table4.C" style:family="table-column">
      <style:table-column-properties style:column-width="8.811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.3" style:family="table-row">
      <style:table-row-properties style:min-row-height="0.848cm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Contents_20_1">
      <style:paragraph-properties fo:text-align="center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text-align="center" style:justify-single-word="false"/>
      <style:text-properties style:font-name="Liberation Serif" officeooo:rsid="00bd8b2c" officeooo:paragraph-rsid="00bd8b2c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Liberation Serif" fo:font-size="14pt" officeooo:paragraph-rsid="008d68e9" style:font-size-asian="14pt" style:font-size-complex="14pt"/>
    </style:style>
    <style:style style:name="P5" style:family="paragraph" style:parent-style-name="Table_20_Contents">
      <loext:graphic-properties draw:fill="none"/>
      <style:paragraph-properties fo:margin-left="0cm" fo:margin-right="0.101cm" fo:margin-top="0cm" fo:margin-bottom="0.353cm" style:contextual-spacing="false" fo:line-height="10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Liberation Serif" fo:font-size="14pt" officeooo:rsid="0030423b" officeooo:paragraph-rsid="008d68e9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0a1a44d" officeooo:paragraph-rsid="00a1a44d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4pt" officeooo:rsid="00a1a44d" officeooo:paragraph-rsid="00d640c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officeooo:rsid="00a1a44d" officeooo:paragraph-rsid="00a81dc7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4pt" officeooo:rsid="00d0e0d0" officeooo:paragraph-rsid="00d0e0d0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4pt" officeooo:rsid="00d0e0d0" officeooo:paragraph-rsid="00d640c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4pt" officeooo:rsid="00d03a9b" officeooo:paragraph-rsid="00d03a9b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officeooo:rsid="00d03a9b" officeooo:paragraph-rsid="00d640c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officeooo:rsid="00d2d64d" officeooo:paragraph-rsid="00d2d64d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d640c2" officeooo:paragraph-rsid="00d640c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4pt" officeooo:rsid="00a81dc7" officeooo:paragraph-rsid="00a81dc7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4pt" officeooo:rsid="00e165ea" officeooo:paragraph-rsid="00e165ea" style:font-size-asian="14pt" style:font-size-complex="14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8d68e9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08d68e9" style:font-size-asian="14pt" style:font-size-complex="14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08f14c6" style:font-size-asian="14pt" style:font-size-complex="14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8d68e9" officeooo:paragraph-rsid="00d579fe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d579fe" officeooo:paragraph-rsid="00d579fe" style:font-size-asian="14pt" style:font-size-complex="14pt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officeooo:rsid="0070461b" style:font-name-asian="Times New Roman" style:font-size-asian="14pt" style:font-name-complex="Times New Roman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fo:font-style="italic" style:font-name-asian="Times New Roman" style:font-size-asian="14pt" style:font-style-asian="italic" style:font-name-complex="Times New Roman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8f14c6" officeooo:paragraph-rsid="008f14c6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en" fo:country="US" officeooo:rsid="00d579fe" officeooo:paragraph-rsid="00d579fe" style:font-size-asian="14pt" style:font-size-complex="14pt"/>
    </style:style>
    <style:style style:name="P28" style:family="paragraph" style:parent-style-name="Heading_20_1">
      <style:paragraph-properties fo:text-align="center" style:justify-single-word="false"/>
      <style:text-properties style:font-name="Liberation Serif" fo:font-size="14pt" fo:font-weight="normal" officeooo:rsid="00c5abac" officeooo:paragraph-rsid="00cc79ed" style:font-size-asian="12.25pt" style:font-weight-asian="normal" style:font-size-complex="14pt" style:font-weight-complex="normal"/>
    </style:style>
    <style:style style:name="P29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style:font-name="Liberation Serif" fo:font-size="14pt" fo:font-weight="normal" officeooo:rsid="006d2ab7" officeooo:paragraph-rsid="00b8ad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officeooo:rsid="00d03a9b" officeooo:paragraph-rsid="00d03a9b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4pt" officeooo:rsid="00d03a9b" officeooo:paragraph-rsid="00d640c2" style:font-size-asian="12.25pt" style:font-size-complex="14pt"/>
    </style:style>
    <style:style style:name="P32" style:family="paragraph" style:parent-style-name="Heading_20_1">
      <style:paragraph-properties fo:text-align="center" style:justify-single-word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Liberation Serif" fo:font-size="20pt" fo:font-weight="bold" officeooo:paragraph-rsid="009247d3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20pt" fo:font-weight="bold" officeooo:paragraph-rsid="008d68e9" style:font-size-asian="20pt" style:font-weight-asian="bold" style:font-size-complex="20pt" style:font-weight-complex="bold"/>
    </style:style>
    <style:style style:name="P35" style:family="paragraph" style:parent-style-name="Heading_20_1">
      <style:paragraph-properties fo:text-align="center" style:justify-single-word="false"/>
      <style:text-properties style:font-name="Liberation Serif" fo:font-size="20pt" fo:font-weight="bold" officeooo:rsid="00a1a44d" officeooo:paragraph-rsid="00a1a44d" style:font-size-asian="20pt" style:font-weight-asian="bold" style:font-size-complex="20pt" style:font-weight-complex="bold"/>
    </style:style>
    <style:style style:name="P36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style:font-name="Liberation Serif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6pt" style:font-size-asian="16pt" style:font-size-complex="16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6pt" officeooo:paragraph-rsid="00da166c" style:font-size-asian="16pt" style:font-size-complex="16pt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6pt" officeooo:rsid="00e020e5" officeooo:paragraph-rsid="00e020e5" style:font-size-asian="16pt" style:font-size-complex="16pt"/>
    </style:style>
    <style:style style:name="P40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paragraph-rsid="009e31a0" style:font-size-asian="16pt" style:font-weight-asian="normal" style:font-size-complex="16pt" style:font-weight-complex="normal"/>
    </style:style>
    <style:style style:name="P41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6pt" fo:font-weight="normal" officeooo:rsid="00d0109f" officeooo:paragraph-rsid="00d0109f" style:font-size-asian="16pt" style:font-weight-asian="normal" style:font-size-complex="16pt" style:font-weight-complex="normal"/>
    </style:style>
    <style:style style:name="P4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officeooo:rsid="00ab649b" officeooo:paragraph-rsid="00ab649b"/>
    </style:style>
    <style:style style:name="P43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style:font-name="Liberation Serif" officeooo:paragraph-rsid="00e231e3"/>
    </style:style>
    <style:style style:name="P4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officeooo:paragraph-rsid="00aa8512"/>
    </style:style>
    <style:style style:name="P45" style:family="paragraph" style:parent-style-name="Standard">
      <loext:graphic-properties draw:fill="none"/>
      <style:paragraph-properties fo:margin-left="-0.6cm" fo:margin-right="0cm" fo:margin-top="0cm" fo:margin-bottom="0cm" style:contextual-spacing="false" fo:line-height="100%" fo:text-align="center" style:justify-single-word="false" fo:orphans="2" fo:widows="2" fo:text-indent="-0.9cm" style:auto-text-indent="false" fo:background-color="transparent" style:writing-mode="lr-tb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4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07356b7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0dbed36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57" style:family="paragraph" style:parent-style-name="Heading_20_1">
      <style:paragraph-properties fo:text-align="center" style:justify-single-word="false"/>
      <style:text-properties fo:font-variant="small-caps" style:font-name="Liberation Serif" fo:font-size="20pt" fo:letter-spacing="0.009cm" fo:font-weight="bold" officeooo:rsid="00a1a44d" officeooo:paragraph-rsid="00d640c2" style:font-size-asian="20pt" style:font-weight-asian="bold" style:font-size-complex="20pt" style:font-weight-complex="bold"/>
    </style:style>
    <style:style style:name="P58" style:family="paragraph" style:parent-style-name="Heading_20_1">
      <style:paragraph-properties fo:text-align="center" style:justify-single-word="false"/>
      <style:text-properties fo:font-variant="small-caps" style:font-name="Liberation Serif" fo:font-size="20pt" fo:letter-spacing="0.009cm" fo:font-weight="bold" officeooo:rsid="00a81dc7" officeooo:paragraph-rsid="00d640c2" style:font-size-asian="20pt" style:font-weight-asian="bold" style:font-size-complex="20pt" style:font-weight-complex="bold"/>
    </style:style>
    <style:style style:name="P59" style:family="paragraph" style:parent-style-name="Heading_20_1" style:master-page-name="">
      <loext:graphic-properties draw:fill="none"/>
      <style:paragraph-properties fo:margin-left="0cm" fo:margin-right="0cm" fo:margin-top="0.529cm" fo:margin-bottom="0.071cm" style:contextual-spacing="false" fo:line-height="115%" fo:text-align="center" style:justify-single-word="false" fo:orphans="2" fo:widows="2" fo:text-indent="1.3cm" style:auto-text-indent="false" style:page-number="auto" fo:background-color="transparent" style:writing-mode="lr-tb"/>
      <style:text-properties fo:font-variant="small-caps" style:font-name="Liberation Serif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60" style:family="paragraph" style:parent-style-name="List_20_Paragraph">
      <style:paragraph-properties fo:margin-left="0cm" fo:margin-right="0cm" fo:margin-top="0.423cm" fo:margin-bottom="0cm" style:contextual-spacing="true" fo:line-height="100%" fo:text-align="center" style:justify-single-word="false" fo:text-indent="0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61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62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63" style:family="paragraph" style:parent-style-name="List_20_Paragraph" style:master-page-name="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4" style:family="paragraph" style:parent-style-name="List_20_Paragraph">
      <loext:graphic-properties draw:fill="none"/>
      <style:paragraph-properties fo:margin-left="-1.4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5" style:family="paragraph" style:parent-style-name="List_20_Paragraph" style:master-page-name="">
      <loext:graphic-properties draw:fill="none"/>
      <style:paragraph-properties fo:margin-left="1.101cm" fo:margin-right="0cm" fo:margin-top="0.423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0760472" officeooo:paragraph-rsid="00773869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6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0dbc3" officeooo:paragraph-rsid="001b4fb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7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84caf" officeooo:paragraph-rsid="008d68e9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84caf" officeooo:paragraph-rsid="008f14c6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9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84caf" officeooo:paragraph-rsid="00d579fe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884caf" officeooo:paragraph-rsid="00d579fe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ab77d9" officeooo:paragraph-rsid="00b8ad7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ab77d9" officeooo:paragraph-rsid="00ab77d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d81951" officeooo:paragraph-rsid="00d8195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ab649b" officeooo:paragraph-rsid="00ab649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ab649b" officeooo:paragraph-rsid="00ba6cc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" style:font-size-asian="18pt" style:font-weight-asian="bold" style:font-name-complex="Times New Roman" style:font-size-complex="14pt" style:font-weight-complex="bold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6pt" officeooo:rsid="00e020e5" officeooo:paragraph-rsid="00e020e5" style:font-name-asian="Liberation Mono" style:font-size-asian="16pt" style:font-name-complex="Liberation Mono" style:font-size-complex="16pt"/>
    </style:style>
    <style:style style:name="P80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ab047" style:font-name-asian="Times New Roman" style:font-size-asian="16pt" style:language-asian="ru" style:country-asian="RU" style:font-weight-asian="bold" style:font-name-complex="Times New Roman" style:font-size-complex="16pt"/>
    </style:style>
    <style:style style:name="P81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b4fb0" style:font-name-asian="Times New Roman" style:font-size-asian="16pt" style:language-asian="ru" style:country-asian="RU" style:font-weight-asian="bold" style:font-name-complex="Times New Roman" style:font-size-complex="16pt"/>
    </style:style>
    <style:style style:name="P82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6pt" fo:language="ru" fo:country="RU" fo:font-weight="normal" officeooo:rsid="00dc599d" officeooo:paragraph-rsid="00d0109f" style:font-name-asian="Times New Roman" style:font-size-asian="16pt" style:language-asian="ru" style:country-asian="RU" style:font-weight-asian="normal" style:font-name-complex="Times New Roman" style:font-size-complex="16pt" style:font-weight-complex="normal"/>
    </style:style>
    <style:style style:name="P8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ab047" officeooo:paragraph-rsid="003a69ab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60472" officeooo:paragraph-rsid="001b4fb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e9dda" officeooo:paragraph-rsid="003beaa1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e9dda" officeooo:paragraph-rsid="003beaa1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ce1f5d" officeooo:paragraph-rsid="009c7fa7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List_20_Paragraph" style:list-style-name="L2">
      <style:paragraph-properties fo:margin-top="0.423cm" fo:margin-bottom="0cm" style:contextual-spacing="true" fo:text-align="center" style:justify-single-word="false"/>
      <style:text-properties fo:color="#000000" loext:opacity="100%" style:font-name="Liberation Serif" fo:font-size="14pt" fo:language="ru" fo:country="RU" fo:font-weight="normal" officeooo:rsid="00a1a44d" officeooo:paragraph-rsid="00a1a44d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fo:color="#000000" loext:opacity="100%" style:font-name="Liberation Serif" fo:font-size="14pt" fo:language="ru" fo:country="RU" fo:font-style="normal" fo:font-weight="normal" officeooo:rsid="006d2ab7" officeooo:paragraph-rsid="00e231e3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0" style:family="paragraph" style:parent-style-name="List_20_Paragraph" style:list-style-name="L1" style:master-page-name="">
      <loext:graphic-properties draw:fill="none"/>
      <style:paragraph-properties fo:margin-left="-1.499cm" fo:margin-right="0cm" fo:margin-top="0.423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0748144"/>
    </style:style>
    <style:style style:name="P91" style:family="paragraph" style:parent-style-name="List_20_Paragraph" style:list-style-name="L1">
      <loext:graphic-properties draw:fill="none"/>
      <style:paragraph-properties fo:margin-left="-1.4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760472"/>
    </style:style>
    <style:style style:name="P9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1b4fb0"/>
    </style:style>
    <style:style style:name="P9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9c7fa7"/>
    </style:style>
    <style:style style:name="P9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fo:font-size="16pt" officeooo:rsid="001ab047" officeooo:paragraph-rsid="001b4fb0" style:font-size-asian="16pt" style:font-size-complex="16pt"/>
    </style:style>
    <style:style style:name="P9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9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bold" officeooo:rsid="002ce9a5" officeooo:paragraph-rsid="0087637f" fo:background-color="transparent" style:font-size-asian="16pt" style:font-weight-asian="bold" style:font-size-complex="16pt" style:font-weight-complex="bold"/>
    </style:style>
    <style:style style:name="P9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3beaa1" officeooo:paragraph-rsid="00884caf" style:font-size-asian="12.25pt" style:font-weight-asian="normal" style:font-size-complex="14pt" style:font-weight-complex="normal"/>
    </style:style>
    <style:style style:name="P98" style:family="paragraph" style:parent-style-name="List_20_Paragraph">
      <style:paragraph-properties fo:margin-left="0.635cm" fo:margin-right="0cm" fo:margin-top="0.423cm" fo:margin-bottom="0cm" style:contextual-spacing="true" fo:text-align="center" style:justify-single-word="false" fo:text-indent="0cm" style:auto-text-indent="false"/>
      <style:text-properties style:font-name="Liberation Serif" fo:font-size="14pt" fo:font-weight="normal" officeooo:rsid="006d2ab7" officeooo:paragraph-rsid="00e231e3" style:font-size-asian="12.25pt" style:font-weight-asian="normal" style:font-size-complex="14pt" style:font-weight-complex="normal"/>
    </style:style>
    <style:style style:name="P99" style:family="paragraph" style:parent-style-name="List_20_Paragraph" style:list-style-name="L2">
      <style:paragraph-properties fo:margin-top="0.423cm" fo:margin-bottom="0cm" style:contextual-spacing="true" fo:text-align="center" style:justify-single-word="false"/>
      <style:text-properties style:font-name="Liberation Serif" officeooo:rsid="00a1a44d" officeooo:paragraph-rsid="00a1a44d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officeooo:rsid="00884caf" style:font-name-asian="Times New Roman" style:language-asian="ru" style:country-asian="RU" style:font-name-complex="Times New Roman"/>
    </style:style>
    <style:style style:name="T4" style:family="text">
      <style:text-properties fo:color="#000000" loext:opacity="100%" fo:language="ru" fo:country="RU" officeooo:rsid="00ce1f5d" style:font-name-asian="Times New Roman" style:language-asian="ru" style:country-asian="RU" style:font-name-complex="Times New Roman"/>
    </style:style>
    <style:style style:name="T5" style:family="text">
      <style:text-properties fo:color="#000000" loext:opacity="100%" fo:language="ru" fo:country="RU" officeooo:rsid="009e31a0" style:font-name-asian="Times New Roman" style:language-asian="ru" style:country-asian="RU" style:font-name-complex="Times New Roman"/>
    </style:style>
    <style:style style:name="T6" style:family="text">
      <style:text-properties fo:color="#000000" loext:opacity="100%" fo:language="ru" fo:country="RU" officeooo:rsid="00dc599d" style:font-name-asian="Times New Roman" style:language-asian="ru" style:country-asian="RU" style:font-name-complex="Times New Roman"/>
    </style:style>
    <style:style style:name="T7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8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9" style:family="text">
      <style:text-properties fo:color="#000000" loext:opacity="100%" fo:language="ru" fo:country="RU" fo:font-style="normal" style:font-name-asian="Times New Roman" style:language-asian="ru" style:country-asian="RU" style:font-style-asian="normal" style:font-name-complex="Times New Roman" style:font-style-complex="normal"/>
    </style:style>
    <style:style style:name="T10" style:family="text">
      <style:text-properties fo:color="#000000" loext:opacity="100%" fo:language="ru" fo:country="RU" fo:font-style="normal" officeooo:rsid="001b4fb0" style:font-name-asian="Times New Roman" style:language-asian="ru" style:country-asian="RU" style:font-style-asian="normal" style:font-name-complex="Times New Roman" style:font-style-complex="normal"/>
    </style:style>
    <style:style style:name="T11" style:family="text">
      <style:text-properties fo:color="#000000" loext:opacity="100%" fo:language="ru" fo:country="RU" fo:font-style="normal" officeooo:rsid="009e31a0" style:font-name-asian="Times New Roman" style:language-asian="ru" style:country-asian="RU" style:font-style-asian="normal" style:font-name-complex="Times New Roman" style:font-style-complex="normal"/>
    </style:style>
    <style:style style:name="T12" style:family="text">
      <style:text-properties fo:color="#000000" loext:opacity="100%" fo:language="ru" fo:country="RU" fo:font-style="italic" officeooo:rsid="009e31a0" style:font-name-asian="Times New Roman" style:language-asian="ru" style:country-asian="RU" style:font-style-asian="italic" style:font-name-complex="Times New Roman" style:font-style-complex="italic"/>
    </style:style>
    <style:style style:name="T13" style:family="text">
      <style:text-properties fo:color="#000000" loext:opacity="100%" fo:font-size="14pt" fo:language="ru" fo:country="RU" officeooo:rsid="001b4fb0" style:font-name-asian="Times New Roman" style:font-size-asian="12.25pt" style:language-asian="ru" style:country-asian="RU" style:font-name-complex="Times New Roman" style:font-size-complex="14pt"/>
    </style:style>
    <style:style style:name="T14" style:family="text">
      <style:text-properties fo:color="#000000" loext:opacity="100%" fo:font-size="14pt" fo:language="ru" fo:country="RU" officeooo:rsid="003c4add" style:font-name-asian="Times New Roman" style:font-size-asian="12.25pt" style:language-asian="ru" style:country-asian="RU" style:font-name-complex="Times New Roman" style:font-size-complex="14pt"/>
    </style:style>
    <style:style style:name="T15" style:family="text">
      <style:text-properties fo:color="#000000" loext:opacity="100%" fo:font-size="14pt" fo:language="ru" fo:country="RU" officeooo:rsid="0080dbc3" style:font-name-asian="Times New Roman" style:font-size-asian="12.25pt" style:language-asian="ru" style:country-asian="RU" style:font-name-complex="Times New Roman" style:font-size-complex="14pt"/>
    </style:style>
    <style:style style:name="T16" style:family="text">
      <style:text-properties fo:color="#000000" loext:opacity="100%" fo:font-size="14pt" fo:language="ru" fo:country="RU" fo:font-style="normal" officeooo:rsid="0080dbc3" style:font-name-asian="Times New Roman" style:font-size-asian="12.25pt" style:language-asian="ru" style:country-asian="RU" style:font-style-asian="normal" style:font-name-complex="Times New Roman" style:font-size-complex="14pt" style:font-style-complex="normal"/>
    </style:style>
    <style:style style:name="T17" style:family="text">
      <style:text-properties fo:color="#000000" loext:opacity="100%" fo:font-size="14pt" fo:language="ru" fo:country="RU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color="#000000" loext:opacity="100%" fo:font-size="14pt" fo:language="ru" fo:country="RU" fo:font-style="normal" fo:font-weight="normal" officeooo:rsid="002817c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fo:color="#000000" loext:opacity="100%" fo:font-size="14pt" fo:language="ru" fo:country="RU" fo:font-style="normal" fo:font-weight="normal" officeooo:rsid="00d2d64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color="#000000" loext:opacity="100%" fo:font-size="14pt" fo:language="ru" fo:country="RU" fo:font-style="normal" fo:font-weight="normal" officeooo:rsid="00d4c55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fo:color="#000000" loext:opacity="100%" fo:font-size="14pt" fo:language="ru" fo:country="RU" fo:font-style="normal" fo:font-weight="normal" officeooo:rsid="00b06df4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color="#000000" loext:opacity="100%" fo:font-size="14pt" fo:language="ru" fo:country="RU" fo:font-style="normal" fo:font-weight="normal" officeooo:rsid="00da405c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color="#000000" loext:opacity="100%" fo:font-size="14pt" fo:language="ru" fo:country="RU" fo:font-style="normal" fo:font-weight="normal" officeooo:rsid="00e3b17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fo:color="#000000" loext:opacity="100%" fo:font-size="14pt" fo:language="ru" fo:country="RU" fo:font-style="normal" fo:font-weight="normal" officeooo:rsid="006d2ab7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color="#000000" loext:opacity="100%" fo:font-size="14pt" fo:language="ru" fo:country="RU" fo:font-style="normal" fo:font-weight="normal" officeooo:rsid="00e231e3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color="#000000" loext:opacity="100%" fo:font-size="14pt" fo:language="ru" fo:country="RU" fo:font-style="normal" fo:font-weight="bold" officeooo:rsid="00aa851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27" style:family="text">
      <style:text-properties fo:color="#000000" loext:opacity="100%" fo:font-size="14pt" fo:language="ru" fo:country="RU" fo:font-style="normal" fo:font-weight="bold" officeooo:rsid="0019e29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28" style:family="text">
      <style:text-properties fo:color="#000000" loext:opacity="100%" fo:font-size="14pt" fo:language="ru" fo:country="RU" fo:font-weight="bold" officeooo:rsid="00748144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T29" style:family="text">
      <style:text-properties fo:color="#000000" loext:opacity="100%" fo:font-size="14pt" fo:language="ru" fo:country="RU" fo:font-weight="bold" officeooo:rsid="001ab047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T30" style:family="text">
      <style:text-properties fo:color="#000000" loext:opacity="100%" fo:font-size="14pt" fo:language="ru" fo:country="RU" fo:font-weight="bold" officeooo:rsid="00760472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T31" style:family="text">
      <style:text-properties fo:color="#000000" loext:opacity="100%" fo:font-size="14pt" fo:language="ru" fo:country="RU" fo:font-weight="normal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2" style:family="text">
      <style:text-properties fo:color="#000000" loext:opacity="100%" fo:font-size="14pt" fo:language="ru" fo:country="RU" fo:font-weight="normal" officeooo:rsid="001ab047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3" style:family="text">
      <style:text-properties fo:color="#000000" loext:opacity="100%" fo:font-size="14pt" fo:language="ru" fo:country="RU" fo:font-weight="normal" officeooo:rsid="00760472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4" style:family="text">
      <style:text-properties fo:color="#000000" loext:opacity="100%" fo:font-size="14pt" fo:language="ru" fo:country="RU" fo:font-weight="normal" officeooo:rsid="00884ca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5" style:family="text">
      <style:text-properties fo:color="#000000" loext:opacity="100%" fo:font-size="14pt" fo:language="ru" fo:country="RU" fo:font-weight="normal" officeooo:rsid="00ce1f5d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6" style:family="text">
      <style:text-properties fo:color="#000000" loext:opacity="100%" fo:font-size="14pt" fo:language="ru" fo:country="RU" fo:font-weight="normal" officeooo:rsid="0087637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7" style:family="text">
      <style:text-properties fo:color="#000000" loext:opacity="100%" fo:font-size="14pt" fo:language="ru" fo:country="RU" fo:font-weight="normal" officeooo:rsid="009b96d3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8" style:family="text">
      <style:text-properties fo:color="#000000" loext:opacity="100%" fo:font-size="14pt" fo:language="ru" fo:country="RU" fo:font-weight="normal" officeooo:rsid="00208f2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39" style:family="text">
      <style:text-properties fo:color="#000000" loext:opacity="100%" fo:font-size="14pt" fo:language="ru" fo:country="RU" fo:font-weight="normal" officeooo:rsid="00d2d64d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40" style:family="text">
      <style:text-properties fo:color="#000000" loext:opacity="100%" fo:font-size="14pt" fo:language="ru" fo:country="RU" fo:font-weight="normal" officeooo:rsid="00cd7f10" fo:background-color="transparent" loext:char-shading-value="0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41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42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43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748144" style:font-name-asian="Times New Roman" style:font-size-asian="18pt" style:font-weight-asian="bold" style:font-name-complex="Times New Roman" style:font-size-complex="14pt" style:font-weight-complex="bold"/>
    </style:style>
    <style:style style:name="T44" style:family="text">
      <style:text-properties fo:color="#000000" loext:opacity="100%" fo:font-size="16pt" fo:language="ru" fo:country="RU" fo:font-weight="bold" officeooo:rsid="0078206b" style:font-name-asian="Times New Roman" style:font-size-asian="16pt" style:language-asian="ru" style:country-asian="RU" style:font-weight-asian="bold" style:font-name-complex="Times New Roman" style:font-size-complex="16pt"/>
    </style:style>
    <style:style style:name="T45" style:family="text">
      <style:text-properties fo:color="#000000" loext:opacity="100%" fo:font-size="16pt" fo:language="ru" fo:country="RU" fo:font-weight="bold" officeooo:rsid="001ab047" style:font-name-asian="Times New Roman" style:font-size-asian="16pt" style:language-asian="ru" style:country-asian="RU" style:font-weight-asian="bold" style:font-name-complex="Times New Roman" style:font-size-complex="16pt"/>
    </style:style>
    <style:style style:name="T46" style:family="text">
      <style:text-properties officeooo:rsid="00a81dc7"/>
    </style:style>
    <style:style style:name="T47" style:family="text">
      <style:text-properties officeooo:rsid="00b385ca"/>
    </style:style>
    <style:style style:name="T48" style:family="text">
      <style:text-properties fo:color="#45c6d6" loext:opacity="100%" fo:font-style="italic"/>
    </style:style>
    <style:style style:name="T49" style:family="text">
      <style:text-properties fo:color="#45c6d6" loext:opacity="100%" fo:font-style="italic" style:font-name-asian="Liberation Mono" style:font-name-complex="Liberation Mono"/>
    </style:style>
    <style:style style:name="T50" style:family="text">
      <style:text-properties fo:color="#bec0c2" loext:opacity="100%"/>
    </style:style>
    <style:style style:name="T51" style:family="text">
      <style:text-properties fo:color="#bec0c2" loext:opacity="100%" style:font-name-asian="Liberation Mono" style:font-name-complex="Liberation Mono"/>
    </style:style>
    <style:style style:name="T52" style:family="text">
      <style:text-properties fo:color="#ff8080" loext:opacity="100%" fo:font-weight="bold"/>
    </style:style>
    <style:style style:name="T53" style:family="text">
      <style:text-properties fo:color="#d69aa7" loext:opacity="100%"/>
    </style:style>
    <style:style style:name="T54" style:family="text">
      <style:text-properties fo:color="#8a602c" loext:opacity="100%"/>
    </style:style>
    <style:style style:name="T55" style:family="text">
      <style:text-properties fo:color="#a8abb0" loext:opacity="100%" fo:font-style="italic"/>
    </style:style>
    <style:style style:name="T56" style:family="text">
      <style:text-properties fo:color="#a8abb0" loext:opacity="100%" fo:font-style="italic" officeooo:rsid="00da166c"/>
    </style:style>
    <style:style style:name="T57" style:family="text">
      <style:text-properties officeooo:rsid="00d03a9b"/>
    </style:style>
    <style:style style:name="T58" style:family="text">
      <style:text-properties officeooo:rsid="00d2d64d"/>
    </style:style>
    <style:style style:name="T59" style:family="text">
      <style:text-properties officeooo:rsid="00d579fe"/>
    </style:style>
    <style:style style:name="T60" style:family="text">
      <style:text-properties officeooo:rsid="00d640c2"/>
    </style:style>
    <style:style style:name="T61" style:family="text">
      <style:text-properties officeooo:rsid="00da166c"/>
    </style:style>
    <style:style style:name="T62" style:family="text">
      <style:text-properties fo:font-size="12pt" fo:language="ru" fo:country="RU" style:font-name-asian="Times New Roman" style:font-size-asian="12pt" style:font-name-complex="Times New Roman"/>
    </style:style>
    <style:style style:name="T63" style:family="text">
      <style:text-properties fo:font-size="12pt" style:font-name-asian="Times New Roman" style:font-size-asian="12pt" style:font-name-complex="Times New Roman"/>
    </style:style>
    <style:style style:name="T64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65" style:family="text">
      <style:text-properties fo:font-size="14pt" fo:language="ru" fo:country="RU" officeooo:rsid="00cd7f10" style:font-name-asian="Times New Roman" style:font-size-asian="14pt" style:font-name-complex="Times New Roman" style:font-size-complex="14pt" style:font-weight-complex="bold"/>
    </style:style>
    <style:style style:name="T66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67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68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69" style:family="text">
      <style:text-properties fo:font-size="14pt" fo:language="ru" fo:country="RU" fo:font-style="italic" officeooo:rsid="00d4e017" style:font-name-asian="Times New Roman" style:font-size-asian="14pt" style:font-style-asian="italic" style:font-name-complex="Times New Roman"/>
    </style:style>
    <style:style style:name="T70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style:text-underline-style="solid" style:text-underline-type="double" style:text-underline-width="auto" style:text-underline-color="font-color"/>
    </style:style>
    <style:style style:name="T73" style:family="text">
      <style:text-properties style:font-name="Liberation Serif" officeooo:rsid="00d4c557"/>
    </style:style>
    <style:style style:name="T74" style:family="text">
      <style:text-properties fo:font-weight="bold" officeooo:rsid="006abaa6" style:font-weight-asian="bold" style:font-weight-complex="bold"/>
    </style:style>
    <style:style style:name="T75" style:family="text">
      <style:text-properties fo:font-size="20pt" fo:font-weight="bold" style:font-size-asian="20pt" style:font-weight-asian="bold" style:font-size-complex="20pt" style:font-weight-complex="bold"/>
    </style:style>
    <style:style style:name="T76" style:family="text">
      <style:text-properties style:font-name-asian="Liberation Mono" style:font-name-complex="Liberation Mono"/>
    </style:style>
    <style:style style:name="T77" style:family="text">
      <style:text-properties officeooo:rsid="00e020e5" style:font-name-asian="Liberation Mono" style:font-name-complex="Liberation Mono"/>
    </style:style>
    <style:style style:name="T78" style:family="text">
      <style:text-properties officeooo:rsid="00e165ea" style:font-name-asian="Liberation Mono" style:font-name-complex="Liberation Mono"/>
    </style:style>
    <style:style style:name="T79" style:family="text">
      <style:text-properties fo:color="#d6bb9a" loext:opacity="100%" style:font-name-asian="Liberation Mono" style:font-name-complex="Liberation Mono"/>
    </style:style>
    <style:style style:name="T80" style:family="text">
      <style:text-properties officeooo:rsid="00e165ea"/>
    </style:style>
    <style:style style:name="T81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5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48">Министерство науки и высшего образования Российской Федерации</text:p>
            <text:p text:style-name="P48">Федеральное государственное бюджетное образовательное учреждение </text:p>
            <text:p text:style-name="P48">высшего образования</text:p>
            <text:p text:style-name="P49">«Московский государственный технический университет</text:p>
            <text:p text:style-name="P49">имени Н.Э. Баумана</text:p>
            <text:p text:style-name="P48">(национальный исследовательский университет)»</text:p>
            <text:p text:style-name="P48">(МГТУ им. Н.Э. Баумана)</text:p>
          </table:table-cell>
        </table:table-row>
      </table:table>
      <text:p text:style-name="P52"/>
      <text:p text:style-name="P22"/>
      <text:p text:style-name="P53"><text:span text:style-name="T62">ФАКУЛЬТЕТ <text:tab/></text:span><text:span text:style-name="T63">Информатика и системы управления</text:span></text:p>
      <text:p text:style-name="P50"/>
      <text:p text:style-name="P50">КАФЕДРА <text:tab/><text:tab/>Программное обеспечение ЭВМ и информационные технологии</text:p>
      <text:p text:style-name="P51"/>
      <text:p text:style-name="P23"/>
      <text:p text:style-name="P23"/>
      <text:p text:style-name="P54"><text:span text:style-name="T41">Отчет по </text:span><text:span text:style-name="T42">лабораторной работе №</text:span><text:span text:style-name="T43">2</text:span><text:span text:style-name="T42"> </text:span></text:p>
      <text:p text:style-name="P77">«ЗАПИСИ С ВАРИАНТАМИ. ОБРАБОТКА ТАБЛИЦ»</text:p>
      <text:p text:style-name="P23"/>
      <text:p text:style-name="P23"/>
      <text:p text:style-name="P55"><text:span text:style-name="T64"><text:s text:c="19"/>Студент<text:tab/></text:span><text:span text:style-name="T65">Подкорытов Сергей Алексеевич</text:span></text:p>
      <text:p text:style-name="P55"><text:span text:style-name="T64">Группа<text:tab/><text:tab/><text:tab/>ИУ7 – </text:span><text:span text:style-name="T66">3</text:span><text:span text:style-name="T65">5</text:span><text:span text:style-name="T64">Б </text:span></text:p>
      <text:p text:style-name="P24"/>
      <text:p text:style-name="P23"/>
      <text:p text:style-name="P23"/>
      <text:p text:style-name="P23"/>
      <text:p text:style-name="P23"/>
      <text:p text:style-name="P2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56"/>
      <text:p text:style-name="P25"/>
      <text:p text:style-name="P53"><text:span text:style-name="T67">20</text:span><text:span text:style-name="T68">2</text:span><text:span text:style-name="T69">3</text:span><text:span text:style-name="T67"> <text:s text:c="4"/></text:span><text:span text:style-name="T70">г.</text:span></text:p>
      <text:p text:style-name="P60"/>
      <text:table-of-content text:style-name="Sect1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3"><text:soft-page-break/>Оглавление</text:p>
          </text:index-title>
          <text:p text:style-name="P2"><text:a xlink:type="simple" xlink:href="#__RefHeading___Toc1493_1224043242" text:style-name="Index_20_Link" text:visited-style-name="Index_20_Link"><text:span text:style-name="T71">Описание условия задачи<text:tab/>3</text:span></text:a></text:p>
          <text:p text:style-name="P2"><text:a xlink:type="simple" xlink:href="#__RefHeading___Toc1495_1224043242" text:style-name="Index_20_Link" text:visited-style-name="Index_20_Link"><text:span text:style-name="T71">Описание технического задания<text:tab/>3</text:span></text:a></text:p>
          <text:p text:style-name="P2"><text:a xlink:type="simple" xlink:href="#__RefHeading___Toc1418_3587368743" text:style-name="Index_20_Link" text:visited-style-name="Index_20_Link"><text:span text:style-name="T72">Набор тестов<text:tab/>5</text:span></text:a></text:p>
          <text:p text:style-name="P2"><text:a xlink:type="simple" xlink:href="#__RefHeading___Toc1497_1224043242" text:style-name="Index_20_Link" text:visited-style-name="Index_20_Link"><text:span text:style-name="T71">Описание структуры данных<text:tab/></text:span></text:a><text:span text:style-name="T73">5</text:span></text:p>
          <text:p text:style-name="P2"><text:a xlink:type="simple" xlink:href="#__RefHeading___Toc1420_3587368743" text:style-name="Index_20_Link" text:visited-style-name="Index_20_Link"><text:span text:style-name="T71">Временные замеры<text:tab/></text:span></text:a><text:span text:style-name="T73">6</text:span></text:p>
          <text:p text:style-name="P2"><text:a xlink:type="simple" xlink:href="#__RefHeading___Toc1422_3587368743" text:style-name="Index_20_Link" text:visited-style-name="Index_20_Link"><text:span text:style-name="T71">Объём занимаемой памяти<text:tab/></text:span></text:a><text:span text:style-name="T73">6</text:span></text:p>
          <text:p text:style-name="P2"><text:a xlink:type="simple" xlink:href="#__RefHeading___Toc1499_1224043242" text:style-name="Index_20_Link" text:visited-style-name="Index_20_Link"><text:span text:style-name="T71">Описание алгоритма<text:tab/></text:span></text:a><text:span text:style-name="T73">7</text:span></text:p>
          <text:p text:style-name="P2"><text:a xlink:type="simple" xlink:href="#__RefHeading___Toc1426_3587368743" text:style-name="Index_20_Link" text:visited-style-name="Index_20_Link"><text:span text:style-name="T71">Ответы на контрольные вопросы<text:tab/></text:span></text:a><text:span text:style-name="T73">7</text:span></text:p>
          <text:p text:style-name="P2"><text:a xlink:type="simple" xlink:href="#__RefHeading___Toc1428_3587368743" text:style-name="Index_20_Link" text:visited-style-name="Index_20_Link"><text:span text:style-name="T71">Вывод<text:tab/></text:span></text:a><text:span text:style-name="T73">8</text:span></text:p>
        </text:index-body>
      </text:table-of-conten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h text:style-name="P32" text:outline-level="1"><text:bookmark-start text:name="__RefHeading___Toc1493_1224043242"/><text:soft-page-break/>Описание условия задачи<text:bookmark-end text:name="__RefHeading___Toc1493_1224043242"/></text:h>
      <text:p text:style-name="P63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 Осуществить поиск информации по варианту. <text:bookmark-start text:name="__DdeLink__1400_291634798"/>Ввести список квартир, содержащий адрес, общую площадь, <text:bookmark-end text:name="__DdeLink__1400_291634798"/><text:s/>количество комнат, стоимость квадратного метра, первичное</text:p>
      <text:p text:style-name="P64">жилье или нет (первичное – с отделкой или без нее; вторичное –</text:p>
      <text:p text:style-name="P64">время постройки, количество предыдущих собственников, были ли</text:p>
      <text:p text:style-name="P64">животные). Найти все вторичное 2-х комнатное жилье в указанном</text:p>
      <text:p text:style-name="P64">ценовом диапазоне без животных.</text:p>
      <text:h text:style-name="P32" text:outline-level="1"><text:bookmark-start text:name="__RefHeading___Toc1495_1224043242"/>Описание технического задания<text:bookmark-end text:name="__RefHeading___Toc1495_1224043242"/></text:h>
      <text:list xml:id="list3175526044" text:style-name="L1">
        <text:list-header>
          <text:p text:style-name="P80">Входные данные:</text:p>
          <text:p text:style-name="P90"><text:span text:style-name="T28"><text:s text:c="6"/>Файл с данными</text:span><text:span text:style-name="T29">:</text:span><text:span text:style-name="T32"> </text:span><text:span text:style-name="T40">в самом начале работы программы прочитывается файл, данные о квартирах в котором помещаются в структуру</text:span></text:p>
          <text:p text:style-name="P91"><text:span text:style-name="T30">Строковые и числовые данные:</text:span><text:span text:style-name="T33"> для добавления/удаления параметров записей.</text:span></text:p>
          <text:p text:style-name="P83"/>
          <text:p text:style-name="P81">Выходные данные:</text:p>
        </text:list-header>
      </text:list>
      <text:p text:style-name="P65"><text:s text:c="12"/>Текущая таблица, исходная таблица, отсортированная исходная <text:s text:c="8"/>таблица,отсортированная таблица ключей, сравнение эффективности сортировок, результат поиска по таблице, </text:p>
      <text:p text:style-name="P84"><text:tab/></text:p>
      <text:list xml:id="list17591658044665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92"><text:span text:style-name="T44">Функции меню</text:span><text:span text:style-name="T45"> программы:</text:span></text:p>
                    </text:list-header>
                  </text:list>
                </text:list-item>
              </text:list>
            </text:list-item>
          </text:list>
          <text:p text:style-name="P85">1. Добавить запись</text:p>
          <text:p text:style-name="P86"><text:s/>2. Удалить запись</text:p>
          <text:p text:style-name="P85">3. Упорядочить список квартир по стоимости, используя таблицу</text:p>
          <text:p text:style-name="P85">4. Просмотр отсортированной таблицы стоимостей(ключей) без сортировки таблицы</text:p>
          <text:p text:style-name="P85">5. Вывести упорядоченный по стоимости список квартир, используя массив ключей</text:p>
          <text:p text:style-name="P85">6. Вывести таблицу на экран</text:p>
          <text:p text:style-name="P85">7. Найти все вторичное 2-х комнатное жилье в указанном ценовом диапазоне без животных</text:p>
          <text:p text:style-name="P85">8. Перезаписать файл</text:p>
          <text:p text:style-name="P85">9. Вывод сравнения результатов сортировки в исходной таблицы и с помощью массива ключей</text:p>
          <text:p text:style-name="P85">0. Выход</text:p>
        </text:list-item>
      </text:list>
      <text:p text:style-name="P66"><text:soft-page-break/></text:p>
      <text:list xml:id="list175916837421273" text:continue-numbering="true" text:style-name="L1">
        <text:list-header>
          <text:p text:style-name="P94"><text:span text:style-name="T7">Обращение к программе:</text:span><text:span text:style-name="T8"> </text:span></text:p>
          <text:p text:style-name="P95"><text:span text:style-name="T2">З</text:span><text:span text:style-name="T13">апускается через терминал:</text:span><text:span text:style-name="T14"> ./</text:span><text:span text:style-name="T15">app.exe</text:span><text:span text:style-name="T16"><text:line-break/></text:span></text:p>
          <text:p text:style-name="P96"><text:span text:style-name="T10">А</text:span><text:span text:style-name="T9">варийные ситуации:</text:span></text:p>
          <text:p text:style-name="P97"><text:span text:style-name="T1">1</text:span><text:span text:style-name="T3">. </text:span><text:span text:style-name="T4">Не получилось открыть файл</text:span><text:span text:style-name="T1"><text:line-break/></text:span><text:span text:style-name="T4">Код возврата — 1 (FILE_ERROR)</text:span></text:p>
          <text:p text:style-name="P93"><text:span text:style-name="T34">2. </text:span><text:span text:style-name="T35">Ввод некорректных данных (неверный пункт меню, запись не соответствующую шаблону)</text:span><text:span text:style-name="T36"><text:line-break/></text:span><text:span text:style-name="T35">Код возврата — 2 (INPUT_ERROR)</text:span><text:span text:style-name="T34"><text:line-break/></text:span><text:span text:style-name="T37">3.</text:span><text:span text:style-name="T34"> Запрос на удаление </text:span><text:span text:style-name="T35">при пустой структуре</text:span><text:span text:style-name="T34"><text:line-break/></text:span><text:span text:style-name="T35">Код возврата — 3 (EMPTY_ERROR)</text:span></text:p>
        </text:list-header>
      </text:list>
      <text:p text:style-name="P87"/>
      <text:p text:style-name="P87"/>
      <text:h text:style-name="P33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17">Название теста</text:p>
          </table:table-cell>
          <table:table-cell table:style-name="Table1.A1" office:value-type="string">
            <text:p text:style-name="P18">Пользовательский ввод</text:p>
          </table:table-cell>
          <table:table-cell table:style-name="Table1.D1" office:value-type="string">
            <text:p text:style-name="P17">Вывод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8">Некорректный ввод пункта меню</text:p>
          </table:table-cell>
          <table:table-cell table:style-name="Table1.A2" office:value-type="string">
            <text:p text:style-name="P18">abc</text:p>
          </table:table-cell>
          <table:table-cell table:style-name="Table1.D2" office:value-type="string">
            <text:p text:style-name="P67">Некорректное значение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19">Некорректный ввод пункта меню</text:p>
          </table:table-cell>
          <table:table-cell table:style-name="Table1.A2" office:value-type="string">
            <text:p text:style-name="P26">12</text:p>
          </table:table-cell>
          <table:table-cell table:style-name="Table1.D3" office:value-type="string">
            <text:p text:style-name="P68">Некорректное значение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0">Некорректный ввод <text:span text:style-name="T59">полей структуры</text:span></text:p>
          </table:table-cell>
          <table:table-cell table:style-name="Table1.A2" office:value-type="string">
            <text:p text:style-name="P27">xvu^kkm</text:p>
          </table:table-cell>
          <table:table-cell table:style-name="Table1.D3" office:value-type="string">
            <text:p text:style-name="P69">Некорректное значение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1">Удаление элемента из пустой структуры</text:p>
          </table:table-cell>
          <table:table-cell table:style-name="Table1.A2" office:value-type="string">
            <text:p text:style-name="P27">...</text:p>
          </table:table-cell>
          <table:table-cell table:style-name="Table1.D3" office:value-type="string">
            <text:p text:style-name="P70">Ошибка, база данных пуст<text:span text:style-name="T59">а</text:span></text:p>
          </table:table-cell>
        </table:table-row>
      </table:table>
      <text:p text:style-name="P34"/>
      <text:h text:style-name="P32" text:outline-level="1"><text:bookmark-start text:name="__RefHeading___Toc1497_1224043242"/>Описание структуры данных<text:bookmark-end text:name="__RefHeading___Toc1497_1224043242"/></text:h>
      <text:p text:style-name="P41"><text:span text:style-name="T5">И</text:span><text:span text:style-name="T1">сходная таблиц</text:span><text:span text:style-name="T6">а</text:span></text:p>
      <text:p text:style-name="P82"/>
      <text:p text:style-name="P37"><text:span text:style-name="T48">struct</text:span><text:span text:style-name="T50"> </text:span><text:span text:style-name="T52">apartments</text:span></text:p>
      <text:p text:style-name="P37">{</text:p>
      <text:p text:style-name="P37"><text:soft-page-break/><text:span text:style-name="T50"><text:s text:c="4"/></text:span><text:span text:style-name="T53">char</text:span><text:span text:style-name="T50"> </text:span>address[<text:span text:style-name="T54">51</text:span>]; <text:s/>// <text:span text:style-name="T61">Адрес квартиры</text:span></text:p>
      <text:p text:style-name="P37"><text:span text:style-name="T50"><text:s text:c="4"/></text:span><text:span text:style-name="T53">float</text:span><text:span text:style-name="T50"> </text:span>area; <text:s text:c="5"/>// <text:span text:style-name="T61">площадь</text:span></text:p>
      <text:p text:style-name="P37"><text:span text:style-name="T50"><text:s text:c="4"/></text:span><text:span text:style-name="T53">int</text:span><text:span text:style-name="T50"> </text:span>rooms; <text:s text:c="6"/>// <text:span text:style-name="T61">количество комнат</text:span></text:p>
      <text:p text:style-name="P37"><text:span text:style-name="T50"><text:s text:c="4"/></text:span><text:span text:style-name="T53">float</text:span><text:span text:style-name="T50"> </text:span>price; <text:s text:c="6"/>// <text:span text:style-name="T61">цена за квадратный метр</text:span></text:p>
      <text:p text:style-name="P37"><text:span text:style-name="T50"><text:s text:c="4"/></text:span><text:span text:style-name="T53">char</text:span><text:span text:style-name="T50"> <text:s/></text:span>is_primary[<text:span text:style-name="T54">10</text:span>];<text:span text:style-name="T50"> </text:span><text:span text:style-name="T55">//</text:span><text:span text:style-name="T50"> </text:span><text:span text:style-name="T55">Primary/Secondary <text:s text:c="2"/>// </text:span><text:span text:style-name="T56">первичное или вторичное</text:span></text:p>
      <text:p text:style-name="P37"><text:span text:style-name="T50"><text:s text:c="4"/></text:span><text:span text:style-name="T48">union</text:span></text:p>
      <text:p text:style-name="P37"><text:span text:style-name="T50"><text:s text:c="4"/></text:span>{</text:p>
      <text:p text:style-name="P37"><text:span text:style-name="T50"><text:s text:c="8"/></text:span><text:span text:style-name="T48">struct</text:span></text:p>
      <text:p text:style-name="P37"><text:span text:style-name="T50"><text:s text:c="8"/></text:span>{</text:p>
      <text:p text:style-name="P37"><text:span text:style-name="T50"><text:s text:c="12"/></text:span><text:span text:style-name="T53">char</text:span><text:span text:style-name="T50"> </text:span>with_finish[<text:span text:style-name="T54">4</text:span>];<text:span text:style-name="T50"> </text:span><text:span text:style-name="T55">//</text:span><text:span text:style-name="T50"> </text:span><text:span text:style-name="T55">yes/no <text:s text:c="5"/>// </text:span><text:span text:style-name="T56">с отделкой или без</text:span></text:p>
      <text:p text:style-name="P37"><text:span text:style-name="T50"><text:s text:c="8"/></text:span>}primary;</text:p>
      <text:p text:style-name="P37"><text:span text:style-name="T50"><text:s text:c="8"/></text:span><text:span text:style-name="T48">struct</text:span></text:p>
      <text:p text:style-name="P37"><text:span text:style-name="T50"><text:s text:c="8"/></text:span>{</text:p>
      <text:p text:style-name="P37"><text:span text:style-name="T50"><text:s text:c="12"/></text:span><text:span text:style-name="T53">int</text:span><text:span text:style-name="T50"> </text:span>year; <text:s text:c="8"/>// <text:span text:style-name="T61">год постройки</text:span></text:p>
      <text:p text:style-name="P37"><text:span text:style-name="T50"><text:s text:c="12"/></text:span><text:span text:style-name="T53">int</text:span><text:span text:style-name="T50"> </text:span>owners; <text:s text:c="5"/>// <text:span text:style-name="T61">количество собственников</text:span></text:p>
      <text:p text:style-name="P37"><text:span text:style-name="T50"><text:s text:c="12"/></text:span><text:span text:style-name="T53">char</text:span><text:span text:style-name="T50"> </text:span>has_pets[<text:span text:style-name="T54">4</text:span>];<text:span text:style-name="T50"> </text:span><text:span text:style-name="T55">//</text:span><text:span text:style-name="T50"> </text:span><text:span text:style-name="T55">yes/no <text:s text:c="7"/>// </text:span><text:span text:style-name="T56">были ли животные</text:span></text:p>
      <text:p text:style-name="P37"><text:span text:style-name="T50"><text:s text:c="8"/></text:span>}secondary;</text:p>
      <text:p text:style-name="P37"><text:span text:style-name="T50"><text:s text:c="4"/></text:span>}apart_type;</text:p>
      <text:p text:style-name="P37">};</text:p>
      <text:p text:style-name="P40"><text:span text:style-name="T5">Структура </text:span><text:span text:style-name="T11"><text:s/></text:span><text:span text:style-name="T12">ключей</text:span></text:p>
      <text:p text:style-name="P37"><text:span text:style-name="T48">struct</text:span><text:span text:style-name="T50"> </text:span><text:span text:style-name="T52">keys</text:span></text:p>
      <text:p text:style-name="P37">{</text:p>
      <text:p text:style-name="P37"><text:span text:style-name="T50"><text:s text:c="4"/></text:span><text:span text:style-name="T53">int</text:span><text:span text:style-name="T50"> </text:span>src_index; <text:s text:c="3"/>// <text:span text:style-name="T61">индекс в исходной таблице</text:span></text:p>
      <text:p text:style-name="P38"><text:span text:style-name="T50"><text:s text:c="4"/></text:span><text:span text:style-name="T53">float</text:span><text:span text:style-name="T50"> </text:span>price; <text:s text:c="3"/>// <text:span text:style-name="T61">цена за квадратный метр</text:span></text:p>
      <text:p text:style-name="P37">};</text:p>
      <text:p text:style-name="P37"/>
      <text:p text:style-name="P37"><text:tab/><text:tab/><text:tab/><text:tab/><text:span text:style-name="T75">Оценка эффективности</text:span></text:p>
      <text:p text:style-name="P78"/>
      <text:p text:style-name="P37"><text:span text:style-name="T76">Время — значение, возвращаемое функцией clock , разделенное на CLOCKS_PER_SEC – в секундах (в таблицах в милисекундах для удобства) ; <text:s/></text:span><text:span text:style-name="T77">измеряется только время сортировки (без учета заполнения)</text:span></text:p>
      <text:p text:style-name="P79">Память измеряется с помощью функции sizeof() и имеет вид</text:p>
      <text:p text:style-name="P39"><text:span text:style-name="T76">n</text:span><text:span text:style-name="T51"> </text:span><text:span text:style-name="T79">*</text:span><text:span text:style-name="T51"> </text:span><text:span text:style-name="T49">sizeof</text:span><text:span text:style-name="T76">(</text:span><text:span text:style-name="T49">struct</text:span><text:span text:style-name="T51"> </text:span><text:span text:style-name="T76">apartments) <text:s/>для исходной таблицы и</text:span></text:p>
      <text:p text:style-name="P39"><text:soft-page-break/><text:span text:style-name="T76">n</text:span><text:span text:style-name="T51"> </text:span><text:span text:style-name="T79">*</text:span><text:span text:style-name="T51"> </text:span><text:span text:style-name="T49">sizeof</text:span><text:span text:style-name="T76">(</text:span><text:span text:style-name="T49">struct</text:span><text:span text:style-name="T51"> </text:span><text:span text:style-name="T76">apartments) <text:s/>для таблицы ключей, где</text:span></text:p>
      <text:p text:style-name="P39"><text:span text:style-name="T76">n – количество запис</text:span><text:span text:style-name="T78">анных квартир</text:span></text:p>
      <text:h text:style-name="P35" text:outline-level="1"><text:bookmark-start text:name="__RefHeading___Toc1420_3587368743"/>Временные замеры <text:span text:style-name="T46">(</text:span><text:span text:style-name="T47">мс</text:span><text:span text:style-name="T46">) </text:span><text:span text:style-name="T60">для сортировки пузырьком</text:span><text:bookmark-end text:name="__RefHeading___Toc1420_3587368743"/></text:h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0">Количество записей</text:p>
          </table:table-cell>
          <table:table-cell table:style-name="Table2.B1" office:value-type="string">
            <text:p text:style-name="P6">Основная таблица</text:p>
          </table:table-cell>
          <table:table-cell table:style-name="Table2.C1" office:value-type="string">
            <text:p text:style-name="P6">Таблица ключей</text:p>
          </table:table-cell>
        </table:table-row>
        <table:table-row>
          <table:table-cell table:style-name="Table2.B1" office:value-type="string">
            <text:p text:style-name="P6">40</text:p>
          </table:table-cell>
          <table:table-cell table:style-name="Table2.B1" office:value-type="string">
            <text:p text:style-name="P9">0.016</text:p>
          </table:table-cell>
          <table:table-cell table:style-name="Table2.C1" office:value-type="string">
            <text:p text:style-name="P9">0.009</text:p>
          </table:table-cell>
        </table:table-row>
        <table:table-row>
          <table:table-cell table:style-name="Table2.B1" office:value-type="string">
            <text:p text:style-name="P11">120</text:p>
          </table:table-cell>
          <table:table-cell table:style-name="Table2.B1" office:value-type="string">
            <text:p text:style-name="P11">0.126</text:p>
          </table:table-cell>
          <table:table-cell table:style-name="Table2.C1" office:value-type="string">
            <text:p text:style-name="P11">0.061</text:p>
          </table:table-cell>
        </table:table-row>
        <table:table-row>
          <table:table-cell table:style-name="Table2.B1" office:value-type="string">
            <text:p text:style-name="P11">600</text:p>
          </table:table-cell>
          <table:table-cell table:style-name="Table2.B1" office:value-type="string">
            <text:p text:style-name="P9">3.053</text:p>
          </table:table-cell>
          <table:table-cell table:style-name="Table2.C1" office:value-type="string">
            <text:p text:style-name="P9">1.265</text:p>
          </table:table-cell>
        </table:table-row>
        <table:table-row>
          <table:table-cell table:style-name="Table2.B1" office:value-type="string">
            <text:p text:style-name="P11">3000</text:p>
          </table:table-cell>
          <table:table-cell table:style-name="Table2.B1" office:value-type="string">
            <text:p text:style-name="P13">76.097</text:p>
          </table:table-cell>
          <table:table-cell table:style-name="Table2.C1" office:value-type="string">
            <text:p text:style-name="P13">32.235</text:p>
          </table:table-cell>
        </table:table-row>
        <table:table-row>
          <table:table-cell table:style-name="Table2.B1" office:value-type="string">
            <text:p text:style-name="P11">9000</text:p>
          </table:table-cell>
          <table:table-cell table:style-name="Table2.B1" office:value-type="string">
            <text:p text:style-name="P9">871.292</text:p>
          </table:table-cell>
          <table:table-cell table:style-name="Table2.C1" office:value-type="string">
            <text:p text:style-name="P9">268.065</text:p>
          </table:table-cell>
        </table:table-row>
      </table:table>
      <text:h text:style-name="P57" text:outline-level="1"><text:bookmark-start text:name="__RefHeading___Toc1420_35873687431"/>Временные замеры <text:span text:style-name="T46">(</text:span><text:span text:style-name="T47">мс</text:span><text:span text:style-name="T46">) </text:span><text:span text:style-name="T60">для сортировки вставками</text:span><text:bookmark-end text:name="__RefHeading___Toc1420_35873687431"/>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row>
          <table:table-cell table:style-name="Таблица2.A1" office:value-type="string">
            <text:p text:style-name="P31">Количество записей</text:p>
          </table:table-cell>
          <table:table-cell table:style-name="Таблица2.B1" office:value-type="string">
            <text:p text:style-name="P7">Основная таблица</text:p>
          </table:table-cell>
          <table:table-cell table:style-name="Таблица2.C1" office:value-type="string">
            <text:p text:style-name="P7">Таблица ключей</text:p>
          </table:table-cell>
        </table:table-row>
        <table:table-row>
          <table:table-cell table:style-name="Таблица2.B1" office:value-type="string">
            <text:p text:style-name="P7">40</text:p>
          </table:table-cell>
          <table:table-cell table:style-name="Таблица2.B1" office:value-type="string">
            <text:p text:style-name="P10">0.0<text:span text:style-name="T60">0</text:span>6</text:p>
          </table:table-cell>
          <table:table-cell table:style-name="Таблица2.C1" office:value-type="string">
            <text:p text:style-name="P10">0.00<text:span text:style-name="T60">4</text:span></text:p>
          </table:table-cell>
        </table:table-row>
        <table:table-row>
          <table:table-cell table:style-name="Таблица2.B1" office:value-type="string">
            <text:p text:style-name="P12">120</text:p>
          </table:table-cell>
          <table:table-cell table:style-name="Таблица2.B1" office:value-type="string">
            <text:p text:style-name="P12">0.<text:span text:style-name="T60">058</text:span></text:p>
          </table:table-cell>
          <table:table-cell table:style-name="Таблица2.C1" office:value-type="string">
            <text:p text:style-name="P12">0.0<text:span text:style-name="T60">25</text:span></text:p>
          </table:table-cell>
        </table:table-row>
        <table:table-row>
          <table:table-cell table:style-name="Таблица2.B1" office:value-type="string">
            <text:p text:style-name="P12">600</text:p>
          </table:table-cell>
          <table:table-cell table:style-name="Таблица2.B1" office:value-type="string">
            <text:p text:style-name="P14">0.948</text:p>
          </table:table-cell>
          <table:table-cell table:style-name="Таблица2.C1" office:value-type="string">
            <text:p text:style-name="P14">0.350</text:p>
          </table:table-cell>
        </table:table-row>
        <table:table-row>
          <table:table-cell table:style-name="Таблица2.B1" office:value-type="string">
            <text:p text:style-name="P12">3000</text:p>
          </table:table-cell>
          <table:table-cell table:style-name="Таблица2.B1" office:value-type="string">
            <text:p text:style-name="P14">25.258</text:p>
          </table:table-cell>
          <table:table-cell table:style-name="Таблица2.C1" office:value-type="string">
            <text:p text:style-name="P14">8.742</text:p>
          </table:table-cell>
        </table:table-row>
        <table:table-row>
          <table:table-cell table:style-name="Таблица2.B1" office:value-type="string">
            <text:p text:style-name="P12">9000</text:p>
          </table:table-cell>
          <table:table-cell table:style-name="Таблица2.B1" office:value-type="string">
            <text:p text:style-name="P14">219.744</text:p>
          </table:table-cell>
          <table:table-cell table:style-name="Таблица2.C1" office:value-type="string">
            <text:p text:style-name="P14">75.536</text:p>
          </table:table-cell>
        </table:table-row>
      </table:table>
      <text:h text:style-name="P58" text:outline-level="1"/>
      <text:h text:style-name="P58" text:outline-level="1"><text:bookmark-start text:name="__RefHeading___Toc1422_3587368743"/>Объём занимаемой памяти (байт)<text:bookmark-end text:name="__RefHeading___Toc1422_3587368743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Кол-во записей</text:p>
          </table:table-cell>
          <table:table-cell table:style-name="Table4.A1" office:value-type="string">
            <text:p text:style-name="P15">Основная таблица</text:p>
          </table:table-cell>
          <table:table-cell table:style-name="Table4.C1" office:value-type="string">
            <text:p text:style-name="P15">С таблицей ключей</text:p>
          </table:table-cell>
        </table:table-row>
        <table:table-row>
          <table:table-cell table:style-name="Table4.A2" office:value-type="string">
            <text:p text:style-name="P8">40</text:p>
          </table:table-cell>
          <table:table-cell table:style-name="Table4.A2" office:value-type="string">
            <text:p text:style-name="P9">3520</text:p>
          </table:table-cell>
          <table:table-cell table:style-name="Table4.C2" office:value-type="string">
            <text:p text:style-name="P9">3<text:span text:style-name="T80">840</text:span></text:p>
          </table:table-cell>
        </table:table-row>
        <table:table-row table:style-name="Table4.3">
          <table:table-cell table:style-name="Table4.A2" office:value-type="string">
            <text:p text:style-name="P11">120</text:p>
          </table:table-cell>
          <table:table-cell table:style-name="Table4.A2" office:value-type="string">
            <text:p text:style-name="P11">9560<text:soft-page-break/></text:p>
          </table:table-cell>
          <table:table-cell table:style-name="Table4.C2" office:value-type="string">
            <text:p text:style-name="P16">10520</text:p>
          </table:table-cell>
        </table:table-row>
        <table:table-row>
          <table:table-cell table:style-name="Table4.A2" office:value-type="string">
            <text:p text:style-name="P11">600</text:p>
          </table:table-cell>
          <table:table-cell table:style-name="Table4.A2" office:value-type="string">
            <text:p text:style-name="P13">52800</text:p>
          </table:table-cell>
          <table:table-cell table:style-name="Table4.C2" office:value-type="string">
            <text:p text:style-name="P16">57600</text:p>
          </table:table-cell>
        </table:table-row>
        <table:table-row>
          <table:table-cell table:style-name="Table4.A2" office:value-type="string">
            <text:p text:style-name="P8"><text:span text:style-name="T57">3</text:span>000</text:p>
          </table:table-cell>
          <table:table-cell table:style-name="Table4.A2" office:value-type="string">
            <text:p text:style-name="P9">264000</text:p>
          </table:table-cell>
          <table:table-cell table:style-name="Table4.C2" office:value-type="string">
            <text:p text:style-name="P9">2<text:span text:style-name="T80">88</text:span>000</text:p>
          </table:table-cell>
        </table:table-row>
        <table:table-row>
          <table:table-cell table:style-name="Table4.A2" office:value-type="string">
            <text:p text:style-name="P8"><text:span text:style-name="T57">9</text:span>000</text:p>
          </table:table-cell>
          <table:table-cell table:style-name="Table4.A2" office:value-type="string">
            <text:p text:style-name="P9">792000</text:p>
          </table:table-cell>
          <table:table-cell table:style-name="Table4.C2" office:value-type="string">
            <text:p text:style-name="P9"><text:span text:style-name="T80">864</text:span>000</text:p>
          </table:table-cell>
        </table:table-row>
      </table:table>
      <text:h text:style-name="P28" text:outline-level="1"/>
      <text:h text:style-name="P32" text:outline-level="1"><text:bookmark-start text:name="__RefHeading___Toc1499_1224043242"/>Описание алгоритма<text:bookmark-end text:name="__RefHeading___Toc1499_1224043242"/></text:h>
      <text:list xml:id="list3485642426" text:style-name="L2">
        <text:list-item>
          <text:p text:style-name="P99"><text:span text:style-name="T38">П</text:span><text:span text:style-name="T31">рограмма запускается <text:s/>— </text:span><text:span text:style-name="T39">в структуру записываются данные из файла</text:span></text:p>
        </text:list-item>
        <text:list-item>
          <text:p text:style-name="P88">Пользователь вводит пункт меню.</text:p>
        </text:list-item>
        <text:list-item>
          <text:p text:style-name="P88">Если пункт меню связан с записью/вводом данных – проводится проверка данных и выполняется запрос.</text:p>
        </text:list-item>
        <text:list-item>
          <text:p text:style-name="P88">Если пункт меня связан с выводом отсортированной таблицы – список <text:span text:style-name="T58">квартир</text:span>/ключей сортируется методом <text:span text:style-name="T58">пузырька</text:span> и выводится на экран.</text:p>
        </text:list-item>
        <text:list-item>
          <text:p text:style-name="P88">В случае возникновения аварийной ситуации программа оповещает пользователя о возникшей ошибке и завершается.</text:p>
        </text:list-item>
      </text:list>
      <text:h text:style-name="P59" text:outline-level="1"><text:bookmark-start text:name="__RefHeading___Toc1426_3587368743"/>Ответы на контрольные вопросы<text:bookmark-end text:name="__RefHeading___Toc1426_3587368743"/></text:h>
      <text:p text:style-name="P74">1. Как выделяется память под вариантную часть записи?</text:p>
      <text:p text:style-name="P75">Максимальное по длине поле вариантной части - размер памяти, который</text:p>
      <text:p text:style-name="P75">выделяется под вариантную часть. Эта память является общей для всех полей</text:p>
      <text:p text:style-name="P75">вариантной части записи</text:p>
      <text:p text:style-name="P74">2. Что будет, если в вариантную часть ввести данные, несоответствующие описанным?</text:p>
      <text:p text:style-name="P75">В вариантной части при компиляции тип данных не проверяется.</text:p>
      <text:p text:style-name="P75">Невозможно считать корректно данные, поэтому поведение будет</text:p>
      <text:p text:style-name="P75">неопределенным.</text:p>
      <text:p text:style-name="P74">3. Кто должен следить за правильностью выполнения операций с вариантной частью записи?</text:p>
      <text:p text:style-name="P76">Программист должен реализовать программу так, чтобы пользователь, введя неверные данные, получил сообщение об ошибке и невыполненную операцию. В свою очередь, пользователь, если он хочет корректного результата, должен следить за корректностью вводимых данных.<text:span text:style-name="T74"><text:line-break/>4. Что представляет собой таблица ключей, зачем она нужна?</text:span></text:p>
      <text:p text:style-name="P42"><text:soft-page-break/><text:span text:style-name="T18">Т</text:span><text:span text:style-name="T17">аблица ключей — список ключей и длина этого списка, где каждый ключ содержит </text:span><text:span text:style-name="T19">цену квартиры</text:span><text:span text:style-name="T17"> и индекс, где в основной таблице эта </text:span><text:span text:style-name="T19">квартира </text:span><text:span text:style-name="T17">расположена.</text:span></text:p>
      <text:p text:style-name="P74">5. В каких случаях эффективнее обрабатывать данные в самой таблице, а когда – использовать таблицу ключей?</text:p>
      <text:p text:style-name="P72"><text:bookmark-start text:name="__RefHeading___Toc1505_1224043242"/>Если исходная таблица содержит небольшое количество полей, то лучше<text:bookmark-end text:name="__RefHeading___Toc1505_1224043242"/></text:p>
      <text:p text:style-name="P72">сортировать именно её. Но если в структуре большое количество полей, то</text:p>
      <text:p text:style-name="P72">стоит создать дополнительную таблицу ключей, которая займет</text:p>
      <text:p text:style-name="P72">дополнительную память, но ускорит работу сортировки</text:p>
      <text:p text:style-name="P44"><text:span text:style-name="T26">6</text:span><text:span text:style-name="T27">. Какие способы сортировки предпочтительнее для обработки таблиц и почему?</text:span></text:p>
      <text:p text:style-name="P73">Если сортировка производится по таблице ключей, то эффективнее</text:p>
      <text:p text:style-name="P73">использовать сортировки с наименьшей сложностью работы, если будет</text:p>
      <text:p text:style-name="P73">производится сортировка самой таблицы, то необходимо использовать</text:p>
      <text:p text:style-name="P73">алгоритмы, требующие наименьшее количество операций перестановки</text:p>
      <text:p text:style-name="P71"/>
      <text:p text:style-name="P36">Вывод</text:p>
      <text:p text:style-name="P29">В процессе выполнения данной лабораторной работы был приобретен</text:p>
      <text:p text:style-name="P29">опыт работы со структурами с вариантной частью и обработки таблицы</text:p>
      <text:p text:style-name="P98">данных . Использование таблицы ключей помогает оптимизировать сортировку</text:p>
      <text:p text:style-name="P43"><text:span text:style-name="T24">таблицы с большим количеством полей, что даёт хороший прирост (до </text:span><text:span text:style-name="T25">194</text:span><text:span text:style-name="T24">%</text:span></text:p>
      <text:p text:style-name="P43"><text:span text:style-name="T24">методом «выбор</text:span><text:span text:style-name="T25">а» </text:span><text:span text:style-name="T24">и до </text:span><text:span text:style-name="T25">225</text:span><text:span text:style-name="T24">% «</text:span><text:span text:style-name="T25">пузырьком»</text:span><text:span text:style-name="T24">) во времени, но требует</text:span></text:p>
      <text:p text:style-name="P43"><text:span text:style-name="T24">дополнительной памяти (</text:span><text:span text:style-name="T25">10</text:span><text:span text:style-name="T24">%). Стоит отметить, что использование массива</text:span></text:p>
      <text:p text:style-name="P89">ключей неэффективно при небольших размерах самой таблицы. В таком</text:p>
      <text:p text:style-name="P89">случае эффективнее просто отсортировать таблицу, так как разница во</text:p>
      <text:p text:style-name="P43"><text:span text:style-name="T24">времени будет несущественна, а затраты на память сократятся.</text:span><text:span text:style-name="T21">В результате оценки эффективности, я пришёл к выводу, что </text:span><text:span text:style-name="T20">использование массива ключей </text:span><text:span text:style-name="T22">при большом количестве элементов</text:span><text:span text:style-name="T21"> </text:span><text:span text:style-name="T23">значительно выгоднее по</text:span><text:span text:style-name="T20"> времени сортировки, </text:span><text:span text:style-name="T23">чем сортировка в исходной таблице.</text:span><text:span text:style-name="T2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0.997cm" fo:margin-right="1.51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8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67</meta:editing-cycles>
    <meta:print-date>2019-11-26T17:37:00</meta:print-date>
    <meta:creation-date>2018-12-20T06:53:00</meta:creation-date>
    <dc:date>2024-02-18T17:59:14.282244743</dc:date>
    <meta:editing-duration>PT22H19M49S</meta:editing-duration>
    <meta:generator>LibreOffice/7.3.7.2$Linux_X86_64 LibreOffice_project/30$Build-2</meta:generator>
    <meta:document-statistic meta:table-count="5" meta:image-count="1" meta:object-count="0" meta:page-count="8" meta:paragraph-count="206" meta:word-count="1023" meta:character-count="7685" meta:non-whitespace-character-count="6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